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Frame_20_contents">
      <style:paragraph-properties fo:text-align="center" style:justify-single-word="false"/>
      <style:text-properties officeooo:rsid="000a3990" officeooo:paragraph-rsid="000a3990"/>
    </style:style>
    <style:style style:name="P2" style:family="paragraph" style:parent-style-name="Frame_20_contents">
      <style:paragraph-properties fo:text-align="center" style:justify-single-word="false"/>
      <style:text-properties fo:font-weight="bold" officeooo:rsid="000a3990" officeooo:paragraph-rsid="000a3990" style:font-weight-asian="bold" style:font-weight-complex="bold"/>
    </style:style>
    <style:style style:name="P3" style:family="paragraph" style:parent-style-name="Frame_20_contents">
      <style:paragraph-properties fo:text-align="center" style:justify-single-word="false"/>
      <style:text-properties officeooo:rsid="000c879f" officeooo:paragraph-rsid="000c879f"/>
    </style:style>
    <style:style style:name="P4" style:family="paragraph" style:parent-style-name="Frame_20_contents">
      <style:paragraph-properties fo:text-align="center" style:justify-single-word="false"/>
      <style:text-properties officeooo:rsid="000ef5dd" officeooo:paragraph-rsid="000ef5dd"/>
    </style:style>
    <style:style style:name="P5" style:family="paragraph" style:parent-style-name="Standard">
      <style:paragraph-properties fo:text-align="center" style:justify-single-word="false"/>
      <style:text-properties style:font-name="Nimbus Roman No9 L" fo:font-size="20pt" fo:font-weight="bold" officeooo:rsid="00029eed" officeooo:paragraph-rsid="00029ee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Nimbus Roman No9 L" fo:font-size="14pt" fo:font-weight="normal" officeooo:rsid="00029eed" officeooo:paragraph-rsid="00029eed"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Nimbus Roman No9 L" fo:font-size="14pt" fo:font-weight="normal" officeooo:rsid="00029eed" officeooo:paragraph-rsid="00059ab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Nimbus Roman No9 L" fo:font-size="14pt" fo:font-weight="normal" officeooo:rsid="00029eed" officeooo:paragraph-rsid="00232d79"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Nimbus Roman No9 L" fo:font-size="14pt" fo:font-weight="normal" officeooo:rsid="00029eed" officeooo:paragraph-rsid="000c879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Nimbus Roman No9 L" fo:font-size="14pt" fo:font-weight="normal" officeooo:rsid="00029eed" officeooo:paragraph-rsid="000d5853"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Nimbus Roman No9 L" fo:font-size="14pt" fo:font-weight="normal" officeooo:rsid="00029eed" officeooo:paragraph-rsid="0011a73a"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style:font-name="Nimbus Roman No9 L" fo:font-size="14pt" fo:font-weight="normal" officeooo:rsid="000643af" officeooo:paragraph-rsid="000643af"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Nimbus Roman No9 L" fo:font-size="14pt" fo:font-weight="normal" officeooo:rsid="000643af" officeooo:paragraph-rsid="000643a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Nimbus Roman No9 L" fo:font-size="14pt" fo:font-weight="normal" officeooo:rsid="000c879f" officeooo:paragraph-rsid="00232d79"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Nimbus Roman No9 L" fo:font-size="14pt" fo:font-weight="normal" officeooo:rsid="000c879f" officeooo:paragraph-rsid="000c879f"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Nimbus Roman No9 L" fo:font-size="14pt" fo:font-weight="normal" officeooo:rsid="000c879f" officeooo:paragraph-rsid="000d585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Nimbus Roman No9 L" fo:font-size="14pt" fo:font-weight="normal" officeooo:rsid="000c879f" officeooo:paragraph-rsid="0011a73a"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Nimbus Roman No9 L" fo:font-size="14pt" fo:font-weight="normal" officeooo:rsid="00104d43" officeooo:paragraph-rsid="00104d4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Nimbus Roman No9 L" fo:font-size="14pt" fo:font-weight="normal" officeooo:rsid="00104d43" officeooo:paragraph-rsid="0011a73a"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Nimbus Roman No9 L" fo:font-size="14pt" fo:font-weight="normal" officeooo:rsid="000ef5dd" officeooo:paragraph-rsid="000ef5dd"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Nimbus Roman No9 L" fo:font-size="14pt" fo:font-weight="normal" officeooo:rsid="000ef5dd" officeooo:paragraph-rsid="000d5853"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style:font-name="Nimbus Roman No9 L" fo:font-size="14pt" fo:font-weight="normal" officeooo:rsid="000ef5dd" officeooo:paragraph-rsid="000ef5dd"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style:font-name="Nimbus Roman No9 L" fo:font-size="14pt" fo:font-weight="normal" officeooo:rsid="0013a9e5" officeooo:paragraph-rsid="0013a9e5"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style:font-name="Nimbus Roman No9 L" fo:font-size="14pt" fo:font-weight="normal" officeooo:rsid="0013a9e5" officeooo:paragraph-rsid="001932f0"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style:font-name="Nimbus Roman No9 L" fo:font-size="14pt" fo:font-weight="normal" officeooo:rsid="002248d5" officeooo:paragraph-rsid="002248d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Nimbus Roman No9 L" fo:font-size="14pt" style:text-underline-style="solid" style:text-underline-width="auto" style:text-underline-color="font-color" fo:font-weight="normal" officeooo:rsid="00094982" officeooo:paragraph-rsid="00094982"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Nimbus Roman No9 L" fo:font-size="14pt" style:text-underline-style="solid" style:text-underline-width="auto" style:text-underline-color="font-color" fo:font-weight="normal" officeooo:rsid="00094982" officeooo:paragraph-rsid="000c879f"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Nimbus Roman No9 L" fo:font-size="14pt" style:text-underline-style="solid" style:text-underline-width="auto" style:text-underline-color="font-color" fo:font-weight="normal" officeooo:rsid="00094982" officeooo:paragraph-rsid="00232d79"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Nimbus Roman No9 L" fo:font-size="14pt" style:text-underline-style="none" fo:font-weight="normal" officeooo:rsid="00094982" officeooo:paragraph-rsid="00232d79"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Nimbus Roman No9 L" fo:font-size="14pt" style:text-underline-style="none" fo:font-weight="normal" officeooo:rsid="00094982" officeooo:paragraph-rsid="000c879f"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style:font-name="Nimbus Roman No9 L" fo:font-size="14pt" style:text-underline-style="none" fo:font-weight="normal" officeooo:rsid="000d5853" officeooo:paragraph-rsid="000d5853" style:font-size-asian="12.25pt" style:font-weight-asian="normal" style:font-size-complex="14pt" style:font-weight-complex="normal"/>
    </style:style>
    <style:style style:name="P32" style:family="paragraph" style:parent-style-name="Standard">
      <style:paragraph-properties fo:text-align="center" style:justify-single-word="false"/>
      <style:text-properties style:font-name="Nimbus Roman No9 L" fo:font-size="22pt" fo:font-weight="normal" officeooo:rsid="00029eed" officeooo:paragraph-rsid="00029eed" style:font-size-asian="22pt" style:font-weight-asian="normal" style:font-size-complex="22pt" style:font-weight-complex="normal"/>
    </style:style>
    <style:style style:name="P33" style:family="paragraph" style:parent-style-name="Standard">
      <style:paragraph-properties fo:text-align="center" style:justify-single-word="false"/>
      <style:text-properties fo:color="#dc2300" style:font-name="Nimbus Roman No9 L" fo:font-size="16pt" fo:font-weight="normal" officeooo:rsid="000c0528" officeooo:paragraph-rsid="004946a9" style:font-size-asian="16pt" style:font-weight-asian="normal" style:font-size-complex="16pt" style:font-weight-complex="normal"/>
    </style:style>
    <style:style style:name="P34" style:family="paragraph">
      <style:paragraph-properties fo:text-align="center"/>
    </style:style>
    <style:style style:name="P35" style:family="paragraph">
      <style:paragraph-properties fo:text-align="center"/>
      <style:text-properties fo:font-size="8pt" style:font-size-asian="8pt" style:font-size-complex="8pt"/>
    </style:style>
    <style:style style:name="P36" style:family="paragraph">
      <style:paragraph-properties fo:text-align="center"/>
      <style:text-properties fo:font-size="10.5pt" style:font-size-asian="10.5pt" style:font-size-complex="10.5pt"/>
    </style:style>
    <style:style style:name="T1" style:family="text">
      <style:text-properties officeooo:rsid="00059ab0"/>
    </style:style>
    <style:style style:name="T2" style:family="text">
      <style:text-properties officeooo:rsid="000643af"/>
    </style:style>
    <style:style style:name="T3" style:family="text">
      <style:text-properties style:text-underline-style="solid" style:text-underline-width="auto" style:text-underline-color="font-color"/>
    </style:style>
    <style:style style:name="T4" style:family="text">
      <style:text-properties officeooo:rsid="00076e04"/>
    </style:style>
    <style:style style:name="T5" style:family="text">
      <style:text-properties officeooo:rsid="0009dabd"/>
    </style:style>
    <style:style style:name="T6" style:family="text">
      <style:text-properties officeooo:rsid="000d5853"/>
    </style:style>
    <style:style style:name="T7" style:family="text">
      <style:text-properties style:text-underline-style="none"/>
    </style:style>
    <style:style style:name="T8" style:family="text">
      <style:text-properties style:text-underline-style="none" officeooo:rsid="000c879f"/>
    </style:style>
    <style:style style:name="T9" style:family="text">
      <style:text-properties style:text-underline-style="none" officeooo:rsid="000ef5dd"/>
    </style:style>
    <style:style style:name="T10" style:family="text">
      <style:text-properties style:text-underline-style="none" officeooo:rsid="00130346"/>
    </style:style>
    <style:style style:name="T11" style:family="text">
      <style:text-properties style:text-underline-style="none" officeooo:rsid="00317498"/>
    </style:style>
    <style:style style:name="T12" style:family="text">
      <style:text-properties officeooo:rsid="000ef5dd"/>
    </style:style>
    <style:style style:name="T13" style:family="text">
      <style:text-properties fo:font-size="12pt" fo:font-style="italic" style:font-size-asian="12pt" style:font-style-asian="italic" style:font-size-complex="12pt" style:font-style-complex="italic"/>
    </style:style>
    <style:style style:name="T14" style:family="text">
      <style:text-properties officeooo:rsid="0011a73a"/>
    </style:style>
    <style:style style:name="T15" style:family="text">
      <style:text-properties officeooo:rsid="0012b556"/>
    </style:style>
    <style:style style:name="T16" style:family="text">
      <style:text-properties officeooo:rsid="00130346"/>
    </style:style>
    <style:style style:name="T17" style:family="text">
      <style:text-properties officeooo:rsid="0014d403"/>
    </style:style>
    <style:style style:name="T18" style:family="text">
      <style:text-properties officeooo:rsid="0014f3ab"/>
    </style:style>
    <style:style style:name="T19" style:family="text">
      <style:text-properties officeooo:rsid="00166712"/>
    </style:style>
    <style:style style:name="T20" style:family="text">
      <style:text-properties officeooo:rsid="001849dc"/>
    </style:style>
    <style:style style:name="T21" style:family="text">
      <style:text-properties officeooo:rsid="001a94c9"/>
    </style:style>
    <style:style style:name="T22" style:family="text">
      <style:text-properties officeooo:rsid="001dc5d6"/>
    </style:style>
    <style:style style:name="T23" style:family="text">
      <style:text-properties officeooo:rsid="002248d5"/>
    </style:style>
    <style:style style:name="T24" style:family="text">
      <style:text-properties officeooo:rsid="00250728"/>
    </style:style>
    <style:style style:name="T25" style:family="text">
      <style:text-properties officeooo:rsid="0028fa38"/>
    </style:style>
    <style:style style:name="T26" style:family="text">
      <style:text-properties officeooo:rsid="002b0934"/>
    </style:style>
    <style:style style:name="T27" style:family="text">
      <style:text-properties officeooo:rsid="002d88ce"/>
    </style:style>
    <style:style style:name="T28" style:family="text">
      <style:text-properties officeooo:rsid="003272f6"/>
    </style:style>
    <style:style style:name="T29" style:family="text">
      <style:text-properties officeooo:rsid="00345487"/>
    </style:style>
    <style:style style:name="T30" style:family="text">
      <style:text-properties officeooo:rsid="00359045"/>
    </style:style>
    <style:style style:name="T31" style:family="text">
      <style:text-properties officeooo:rsid="003700fe"/>
    </style:style>
    <style:style style:name="T32" style:family="text">
      <style:text-properties officeooo:rsid="00383451"/>
    </style:style>
    <style:style style:name="T33" style:family="text">
      <style:text-properties officeooo:rsid="003c7dba"/>
    </style:style>
    <style:style style:name="T34" style:family="text">
      <style:text-properties officeooo:rsid="003db635"/>
    </style:style>
    <style:style style:name="T35" style:family="text">
      <style:text-properties officeooo:rsid="00411e80"/>
    </style:style>
    <style:style style:name="T36" style:family="text">
      <style:text-properties officeooo:rsid="0041faa0"/>
    </style:style>
    <style:style style:name="T37" style:family="text">
      <style:text-properties officeooo:rsid="0042eee1"/>
    </style:style>
    <style:style style:name="T38" style:family="text">
      <style:text-properties officeooo:rsid="00437365"/>
    </style:style>
    <style:style style:name="T39" style:family="text">
      <style:text-properties officeooo:rsid="00442d6c"/>
    </style:style>
    <style:style style:name="T40" style:family="text">
      <style:text-properties officeooo:rsid="0045deda"/>
    </style:style>
    <style:style style:name="T41" style:family="text">
      <style:text-properties officeooo:rsid="0047c242"/>
    </style:style>
    <style:style style:name="T42" style:family="text">
      <style:text-properties officeooo:rsid="00485916"/>
    </style:style>
    <style:style style:name="T43" style:family="text">
      <style:text-properties officeooo:rsid="0048dea6"/>
    </style:style>
    <style:style style:name="T44" style:family="text">
      <style:text-properties officeooo:rsid="0023511f"/>
    </style:style>
    <style:style style:name="T45" style:family="text">
      <style:text-properties officeooo:rsid="004be484"/>
    </style:style>
    <style:style style:name="T46" style:family="text">
      <style:text-properties fo:font-size="8pt" style:font-size-asian="8pt" style:font-size-complex="8pt"/>
    </style:style>
    <style:style style:name="T47" style:family="text">
      <style:text-properties fo:font-size="10.5pt" style:font-size-asian="10.5pt" style:font-size-complex="10.5pt"/>
    </style:style>
    <style:style style:name="T48" style:family="text">
      <style:text-properties fo:font-size="10.5pt" fo:font-style="italic" style:font-size-asian="10.5pt" style:font-style-asian="italic" style:font-size-complex="10.5pt"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fo:background-color="transparent" style:background-transparency="100%" draw:fill="solid" fo:padding="0.0591in" fo:border="2.04pt solid #ff0000" style:shadow="none">
        <style:background-image/>
        <style:columns fo:column-count="1" fo:column-gap="0in"/>
      </style:graphic-properties>
    </style:style>
    <style:style style:name="fr3" style:family="graphic" style:parent-style-name="Frame">
      <style:graphic-properties style:vertical-pos="from-top" style:vertical-rel="paragraph" style:horizontal-pos="from-left" style:horizontal-rel="paragraph" fo:background-color="#c0c0c0" style:background-transparency="0%" draw:fill="solid" style:shadow="none">
        <style:background-image/>
        <style:columns fo:column-count="1" fo:column-gap="0in"/>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579d1c"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cc" draw:textarea-horizontal-align="justify" draw:textarea-vertical-align="middle" draw:auto-grow-height="fals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deb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0c0c0"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6e6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45">oD</text:span>rone system</text:p>
      <text:p text:style-name="P33"><text:span text:style-name="T44">oD</text:span>rone</text:p>
      <text:p text:style-name="P5"/>
      <text:p text:style-name="P6"><text:tab/><text:span text:style-name="T21">L'objectif</text:span> ici <text:span text:style-name="T21">est </text:span>de créer un syst<text:span text:style-name="T24">è</text:span>me facilement utilisable, <text:span text:style-name="T15">modulable, </text:span>effica<text:span text:style-name="T24">c</text:span>e et <text:span text:style-name="T1">é</text:span>con<text:span text:style-name="T24">o</text:span>mique <text:span text:style-name="T1">pour</text:span> g<text:span text:style-name="T24">érer</text:span> <text:span text:style-name="T1">l</text:span>es modules.</text:p>
      <text:p text:style-name="P6"/>
      <text:p text:style-name="P7"><text:tab/>Le « <text:span text:style-name="T2">système </text:span>» du drone <text:span text:style-name="T1">serait en fait</text:span> un serveur distribuant les informations reç<text:span text:style-name="T1">ues </text:span>au bon module. <text:span text:style-name="T1">Il se constiturait donc du module « communication » (dont le protocole sera créé exprès pour ce système), ansi que d'un système de gestion, traitement et distribution des informations.</text:span></text:p>
      <text:p text:style-name="P7"/>
      <text:p text:style-name="P7"><text:span text:style-name="T1"><text:tab/>Le serveur</text:span> pourra aussi activer et d<text:span text:style-name="T25">é</text:span>sactiver les modules <text:span text:style-name="T1">pendant son fonctionnement (de manière à économiser de l'énergie)</text:span>. <text:span text:style-name="T1">Par exemple, imaginons un drone doté de 2 caméras, une de faible qualité pour le pilotage et une pour enregistrer des films. Le serveur pourra, une fois le drone en place, recevoir l'ordre de filmer et activera donc ce module.</text:span></text:p>
      <text:p text:style-name="P7"/>
      <text:p text:style-name="P12"><text:span text:style-name="T1"><text:tab/>L</text:span>orsqu'on parle d'activ<text:span text:style-name="T26">er</text:span> un module, on parle d'une activation <text:span text:style-name="T3">hardware et software</text:span>. L'activation hardware corr<text:span text:style-name="T26">e</text:span>spondrait à l'allumage (puis, si besoin, <text:span text:style-name="T16">un</text:span> param<text:span text:style-name="T4">é</text:span>trage) de tou<text:span text:style-name="T26">s</text:span> les composants utilisé<text:span text:style-name="T26">s</text:span> par le module. L'activation sofware, elle, lancerait un module (reste à definir <text:span text:style-name="T16">sous quelle forme:</text:span> un process ? Un thread ? Un vrai module?) qui s'occuperait de recevoir les informations envoyé<text:span text:style-name="T27">es</text:span> par le syst<text:span text:style-name="T34">è</text:span>me (instruction reçu par l'utilisateur ainsi que les ordres internes) et aura libre acc<text:span text:style-name="T27">è</text:span>s à tou<text:span text:style-name="T27">s</text:span> les composants dont il <text:span text:style-name="T27">a</text:span> besoin.</text:p>
      <text:p text:style-name="P12"/>
      <text:p text:style-name="P12"><text:tab/><text:span text:style-name="T4">Le système devra attribuer un identifiant à tout module. Cet identifiant lui permettra de restituer les informations reçus par l'utilisateur au bon module. Grâce à ce système de gestion, les autres modules ne seront pas « flooder » avec des informations inutiles.</text:span></text:p>
      <text:p text:style-name="P13"/>
      <text:p text:style-name="P26"/>
      <text:p text:style-name="P26"><text:span text:style-name="T4">V</text:span>oici un exemple du <text:span text:style-name="T5">fonctionnement du </text:span>système <text:span text:style-name="T5">pendant l</text:span>'ajout d'un module :</text:p>
      <text:p text:style-name="P29"/>
      <text:p text:style-name="P29"><draw:frame draw:style-name="fr1" draw:name="Cadre24" text:anchor-type="paragraph" svg:x="2.4402in" svg:y="0.198in" svg:width="1.7728in" draw:z-index="52"><draw:text-box fo:min-height="0.5193in"><text:p text:style-name="P1">Module <text:span text:style-name="T12">0</text:span></text:p><text:p text:style-name="P4">Réception</text:p></draw:text-box></draw:frame></text:p>
      <text:p text:style-name="P14"/>
      <text:p text:style-name="P8"/>
      <text:p text:style-name="P8"><draw:frame draw:style-name="fr2" draw:name="Cadre23" text:anchor-type="paragraph" svg:x="2.4409in" svg:y="0.0457in" svg:width="1.772in" draw:z-index="55"><draw:text-box fo:min-height="0.3665in"><text:p text:style-name="P2">Syst<text:span text:style-name="T12">é</text:span>me</text:p></draw:text-box></draw:frame><draw:custom-shape text:anchor-type="paragraph" draw:z-index="53" draw:style-name="gr1" svg:width="0.4303in" svg:height="0.863in" draw:transform="rotate (-0.749269847881165) translate (3.22708333333333in 0.1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4" draw:style-name="gr1" svg:width="0.4303in" svg:height="0.863in" draw:transform="rotate (0.775449786661081) translate (3.10138888888889in 0.45069444444444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14"><draw:frame draw:style-name="fr1" draw:name="Cadre20" text:anchor-type="paragraph" svg:x="1.4307in" svg:y="0.05in" svg:width="1.7728in" draw:z-index="50"><draw:text-box fo:min-height="0.5193in"><text:p text:style-name="P1">Module <text:span text:style-name="T12">1</text:span></text:p><text:p text:style-name="P1">Stabilisation</text:p></draw:text-box></draw:frame><draw:frame draw:style-name="fr1" draw:name="Cadre22" text:anchor-type="paragraph" svg:x="3.4661in" svg:y="0.0563in" svg:width="1.8827in" draw:z-index="51"><draw:text-box fo:min-height="0.5047in"><text:p text:style-name="P1">Module <text:span text:style-name="T12">2</text:span></text:p><text:p text:style-name="P1">Direction</text:p></draw:text-box></draw:frame></text:p>
      <text:p text:style-name="P14"/>
      <text:p text:style-name="P28"><text:soft-page-break/></text:p>
      <text:p text:style-name="P27"><text:span text:style-name="T8">On ajoute au système </text:span><text:span text:style-name="T10">un module cam</text:span><text:span text:style-name="T11">é</text:span><text:span text:style-name="T10">ra</text:span><text:span text:style-name="T8">, ce dernier se voit alors attribuer un identifiant (</text:span><text:span text:style-name="T9">3</text:span><text:span text:style-name="T8">)</text:span><text:span text:style-name="T7">:</text:span></text:p>
      <text:p text:style-name="P30"/>
      <text:p text:style-name="P30"><draw:frame draw:style-name="fr1" draw:name="Cadre13" text:anchor-type="paragraph" svg:x="2.4402in" svg:y="0.198in" svg:width="1.7728in" draw:z-index="23"><draw:text-box fo:min-height="0.5193in"><text:p text:style-name="P1">Module <text:span text:style-name="T12">0</text:span></text:p><text:p text:style-name="P4">Réception</text:p></draw:text-box></draw:frame></text:p>
      <text:p text:style-name="P15"/>
      <text:p text:style-name="P9"/>
      <text:p text:style-name="P9"><draw:frame draw:style-name="fr2" draw:name="Cadre6" text:anchor-type="paragraph" svg:x="2.4409in" svg:y="0.0457in" svg:width="1.772in" draw:z-index="6"><draw:text-box fo:min-height="0.3665in"><text:p text:style-name="P2">Syst<text:span text:style-name="T33">è</text:span>me</text:p></draw:text-box></draw:frame><draw:custom-shape text:anchor-type="paragraph" draw:z-index="3" draw:style-name="gr1" svg:width="0.4303in" svg:height="0.8894in" draw:transform="rotate (0.804771318094585) translate (3.81875in 0.4618055555555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1" svg:width="0.4303in" svg:height="0.863in" draw:transform="rotate (-0.749269847881165) translate (2.51458333333333in 0.1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draw:custom-shape text:anchor-type="paragraph" draw:z-index="5" draw:style-name="gr1" svg:width="0.4969in" svg:height="0.5433in" draw:transform="rotate (0.00436332312998582) translate (3.08888888888889in 0.1534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
      <text:p text:style-name="P15"><draw:frame draw:style-name="fr1" draw:name="Cadre7" text:anchor-type="paragraph" svg:x="0.5252in" svg:y="0.0902in" svg:width="1.7728in" draw:z-index="0"><draw:text-box fo:min-height="0.5193in"><text:p text:style-name="P1">Module <text:span text:style-name="T12">1</text:span></text:p><text:p text:style-name="P1">Stabilisation</text:p></draw:text-box></draw:frame><draw:frame draw:style-name="fr1" draw:name="Cadre4" text:anchor-type="paragraph" svg:x="2.3925in" svg:y="0.2008in" svg:width="1.8827in" draw:z-index="4"><draw:text-box fo:min-height="0.5047in"><text:p text:style-name="P1">Module <text:span text:style-name="T12">2</text:span></text:p><text:p text:style-name="P1">Direction</text:p></draw:text-box></draw:frame><draw:frame draw:style-name="fr1" draw:name="Cadre5" text:anchor-type="paragraph" svg:x="4.3228in" svg:y="0.0965in" svg:width="1.7728in" draw:z-index="2"><draw:text-box fo:min-height="0.5193in"><text:p text:style-name="P1">Module <text:span text:style-name="T12">3</text:span></text:p><text:p text:style-name="P3">N<text:span text:style-name="T6">ew</text:span> Module <text:span text:style-name="T6">Caméra</text:span></text:p></draw:text-box></draw:frame></text:p>
      <text:p text:style-name="P15"/>
      <text:p text:style-name="P15"/>
      <text:p text:style-name="P15"/>
      <text:p text:style-name="P15"/>
      <text:p text:style-name="P15"/>
      <text:p text:style-name="P31">Toute<text:span text:style-name="T28">s</text:span> les instructions contenant l' «Id module» 3 seront directement envoyé<text:span text:style-name="T28">es</text:span> au module 3 aprés avoir été analysé<text:span text:style-name="T29">es</text:span> par le système. Le module aura la possibilité de communiqu<text:span text:style-name="T30">er</text:span> seulement avec le materiel lui permettant d'execut<text:span text:style-name="T31">er</text:span> ce pourquoi il <text:span text:style-name="T32">a</text:span> été conçu.</text:p>
      <text:p text:style-name="P16"><draw:custom-shape text:anchor-type="paragraph" draw:z-index="49" draw:style-name="gr11" draw:text-style-name="P36" svg:width="2.676in" svg:height="1.6004in" svg:x="4.5866in" svg:y="0.1602in"><text:p text:style-name="P34"><text:span text:style-name="T47"/></text:p><text:p text:style-name="P34"><text:span text:style-name="T48">Le module 0 devra sans doute </text:span></text:p><text:p text:style-name="P34"><text:span text:style-name="T48">émettre lui aussi, même si ce </text:span></text:p><text:p text:style-name="P34"><text:span text:style-name="T48">n'est pas indiqué, chaque module</text:span></text:p><text:p text:style-name="P34"><text:span text:style-name="T48"><text:s/></text:span><text:span text:style-name="T48">peut communiquer avec </text:span></text:p><text:p text:style-name="P34"><text:span text:style-name="T48">le système.</text:span></text:p><draw:enhanced-geometry svg:viewBox="0 0 21600 21600" draw:glue-points="10800 0 3160 3160 0 10800 3160 18440 10800 21600 18440 18440 21600 10800 18440 3160 ?f14 ?f15" draw:text-areas="3200 3200 18400 18400" draw:type="round-callout" draw:modifiers="-246.600934094447 20634.793926247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0"/>
      <text:p text:style-name="P10"><draw:custom-shape text:anchor-type="paragraph" draw:z-index="32" draw:style-name="gr7" draw:text-style-name="P35" svg:width="0.4012in" svg:height="0.385in" svg:x="2.3575in" svg:y="0.0244in"><text:p text:style-name="P34"><text:span text:style-name="T46">Paquet</text:span></text:p><text:p text:style-name="P34"><text:span text:style-name="T46">Id =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6" draw:text-style-name="P35" svg:width="0.4012in" svg:height="0.385in" svg:x="1.7244in" svg:y="0.1335in"><text:p text:style-name="P34"><text:span text:style-name="T46">Paquet</text:span></text:p><text:p text:style-name="P34"><text:span text:style-name="T46">Id = 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26" draw:style-name="gr5" svg:width="0.8012in" svg:height="0.7949in" svg:x="0.0374in" svg:y="0.0874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5" draw:style-name="gr4" draw:text-style-name="P35" svg:width="0.4012in" svg:height="0.385in" svg:x="0.9555in" svg:y="0.1161in"><text:p text:style-name="P34"><text:span text:style-name="T46">Paquet</text:span></text:p><text:p text:style-name="P34"><text:span text:style-name="T46">Id =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style-name="gr4" draw:text-style-name="P35" svg:width="0.4012in" svg:height="0.385in" svg:x="2.9902in" svg:y="0in"><text:p text:style-name="P34"><text:span text:style-name="T46">Paquet</text:span></text:p><text:p text:style-name="P34"><text:span text:style-name="T46">Id = 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draw:custom-shape text:anchor-type="paragraph" draw:z-index="29" draw:style-name="gr6" draw:text-style-name="P35" svg:width="0.4012in" svg:height="0.385in" svg:x="3.0791in" svg:y="0.0972in"><text:p text:style-name="P34"><text:span text:style-name="T46">Paquet</text:span></text:p><text:p text:style-name="P34"><text:span text:style-name="T46">Id = 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frame draw:style-name="fr1" draw:name="Cadre8" text:anchor-type="paragraph" svg:x="2.4402in" svg:y="0.198in" svg:width="1.7728in" draw:z-index="22"><draw:text-box fo:min-height="0.5193in"><text:p text:style-name="P1">Module <text:span text:style-name="T12">0</text:span></text:p><text:p text:style-name="P4">Réception</text:p></draw:text-box></draw:frame></text:p>
      <text:p text:style-name="P18"><text:s/><text:span text:style-name="T13">Utilisateur</text:span></text:p>
      <text:p text:style-name="P10"/>
      <text:p text:style-name="P10"><draw:frame draw:style-name="fr2" draw:name="Cadre11" text:anchor-type="paragraph" svg:x="2.4409in" svg:y="0.0457in" svg:width="1.772in" draw:z-index="13"><draw:text-box fo:min-height="0.3299in"><text:p text:style-name="P2">Syst<text:span text:style-name="T33">è</text:span>me</text:p></draw:text-box></draw:frame><draw:custom-shape text:anchor-type="paragraph" draw:z-index="8" draw:style-name="gr1" svg:width="0.4303in" svg:height="0.863in" draw:transform="rotate (-0.749269847881165) translate (2.51458333333333in 0.1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1" svg:width="0.4303in" svg:height="0.8894in" draw:transform="rotate (0.804771318094585) translate (3.81875in 0.4618055555555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custom-shape text:anchor-type="paragraph" draw:z-index="12" draw:style-name="gr1" svg:width="0.4969in" svg:height="0.5433in" draw:transform="rotate (0.00436332312998582) translate (3.08888888888889in 0.1534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custom-shape text:anchor-type="paragraph" draw:z-index="24" draw:style-name="gr4" draw:text-style-name="P35" svg:width="0.4012in" svg:height="0.385in" svg:x="4.3571in" svg:y="0.1953in"><text:p text:style-name="P34"><text:span text:style-name="T46">Pacquet</text:span></text:p><text:p text:style-name="P34"><text:span text:style-name="T46">Id =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style-name="gr7" draw:text-style-name="P35" svg:width="0.4012in" svg:height="0.385in" svg:x="3.1374in" svg:y="0.0398in"><text:p text:style-name="P34"><text:span text:style-name="T46">Paquet</text:span></text:p><text:p text:style-name="P34"><text:span text:style-name="T46">Id =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style-name="gr6" draw:text-style-name="P35" svg:width="0.4012in" svg:height="0.385in" svg:x="1.9354in" svg:y="0.1783in"><text:p text:style-name="P34"><text:span text:style-name="T46">Paquet</text:span></text:p><text:p text:style-name="P34"><text:span text:style-name="T46">Id = 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frame draw:style-name="fr1" draw:name="Cadre9" text:anchor-type="paragraph" svg:x="4.3228in" svg:y="0.0965in" svg:width="1.7728in" draw:z-index="9"><draw:text-box fo:min-height="0.5193in"><text:p text:style-name="P1">Module <text:span text:style-name="T12">3</text:span></text:p><text:p text:style-name="P3"><draw:custom-shape text:anchor-type="paragraph" draw:z-index="19" draw:style-name="gr3" draw:text-style-name="P34" svg:width="0.824in" svg:height="0.265in" draw:transform="rotate (-1.56398954271212) translate (0.939583333333333in 0.23333333333333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N<text:span text:style-name="T6">ew </text:span>Module <text:span text:style-name="T6">Caméra</text:span></text:p></draw:text-box></draw:frame><draw:frame draw:style-name="fr1" draw:name="Cadre10" text:anchor-type="paragraph" svg:x="2.3925in" svg:y="0.2008in" svg:width="1.8827in" draw:z-index="11"><draw:text-box fo:min-height="0.5047in"><text:p text:style-name="P1">Module <text:span text:style-name="T12">2</text:span></text:p><text:p text:style-name="P1">Direction</text:p></draw:text-box></draw:frame><draw:frame draw:style-name="fr1" draw:name="Cadre12" text:anchor-type="paragraph" svg:x="0.5638in" svg:y="0.139in" svg:width="1.7728in" draw:z-index="7"><draw:text-box fo:min-height="0.5193in"><text:p text:style-name="P1">Module <text:span text:style-name="T12">1</text:span></text:p><text:p text:style-name="P1">Stabilisation</text:p></draw:text-box></draw:frame></text:p>
      <text:p text:style-name="P16"/>
      <text:p text:style-name="P16"><draw:custom-shape text:anchor-type="paragraph" draw:z-index="20" draw:style-name="gr3" draw:text-style-name="P34" svg:width="0.824in" svg:height="0.265in" draw:transform="rotate (-1.8462092827596) translate (1.58541666666667in 0.165277777777778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8" draw:style-name="gr3" draw:text-style-name="P34" svg:width="1.113in" svg:height="0.313in" draw:transform="rotate (-1.19328160958852) translate (3.56180555555556in 0.144444444444444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21" draw:style-name="gr3" draw:text-style-name="P34" svg:width="1.3949in" svg:height="0.313in" draw:transform="rotate (-0.966388806829261) translate (1.66458333333333in 0.0590277777777778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16"/>
      <text:p text:style-name="P16"/>
      <text:p text:style-name="P16"><draw:custom-shape text:anchor-type="paragraph" draw:z-index="16" draw:style-name="gr2" draw:text-style-name="P34" svg:width="1.1461in" svg:height="1.1461in" svg:x="4.6445in" svg:y="0.0874in"><text:p text:style-name="P34">Camér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2" draw:text-style-name="P34" svg:width="1.1461in" svg:height="1.1461in" svg:x="3.3465in" svg:y="0.3508in"><text:p text:style-name="P34">Moteur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style-name="gr2" draw:text-style-name="P34" svg:width="1.1461in" svg:height="1.1461in" svg:x="0.7102in" svg:y="0.0634in"><text:p text:style-name="P34">Accéleromètr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draw:custom-shape text:anchor-type="paragraph" draw:z-index="15" draw:style-name="gr2" draw:text-style-name="P34" svg:width="1.1461in" svg:height="1.1461in" svg:x="2.0244in" svg:y="0.1366in"><text:p text:style-name="P34">Gyroscope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16"/>
      <text:p text:style-name="P21"/>
      <text:p text:style-name="P22"><text:soft-page-break/>Un module éteint sera donc inacces<text:span text:style-name="T35">s</text:span>ible jusqu'à son red<text:span text:style-name="T36">é</text:span>marrage par le syst<text:span text:style-name="T36">è</text:span>me. <text:span text:style-name="T14">Si un capteur n'est utilisé par aucun module il ne sera, sauf cas particulier plus alimenté.</text:span></text:p>
      <text:p text:style-name="P20"/>
      <text:p text:style-name="P11"/>
      <text:p text:style-name="P11"><draw:frame draw:style-name="fr1" draw:name="Cadre19" text:anchor-type="paragraph" svg:x="2.4402in" svg:y="0.198in" svg:width="1.7728in" draw:z-index="48"><draw:text-box fo:min-height="0.5193in"><text:p text:style-name="P1">Module <text:span text:style-name="T12">0</text:span></text:p><text:p text:style-name="P4">Réception</text:p></draw:text-box></draw:frame></text:p>
      <text:p text:style-name="P19"><text:s/></text:p>
      <text:p text:style-name="P11"/>
      <text:p text:style-name="P11"><draw:frame draw:style-name="fr2" draw:name="Cadre18" text:anchor-type="paragraph" svg:x="2.4409in" svg:y="0.0457in" svg:width="1.772in" draw:z-index="40"><draw:text-box fo:min-height="0.3299in"><text:p text:style-name="P2">Syst<text:span text:style-name="T33">è</text:span>me</text:p></draw:text-box></draw:frame><draw:custom-shape text:anchor-type="paragraph" draw:z-index="34" draw:style-name="gr1" svg:width="0.4303in" svg:height="0.863in" draw:transform="rotate (-0.749269847881165) translate (2.51458333333333in 0.1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7" draw:style-name="gr9" svg:width="0.4303in" svg:height="0.8894in" draw:transform="rotate (0.804771318094585) translate (3.81875in 0.46180555555555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draw:custom-shape text:anchor-type="paragraph" draw:z-index="39" draw:style-name="gr1" svg:width="0.4969in" svg:height="0.5433in" draw:transform="rotate (0.00436332312998582) translate (3.08888888888889in 0.1534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7"><draw:frame draw:style-name="fr1" draw:name="Cadre15" text:anchor-type="paragraph" svg:x="0.5638in" svg:y="0.139in" svg:width="1.7728in" draw:z-index="33"><draw:text-box fo:min-height="0.5193in"><text:p text:style-name="P1">Module <text:span text:style-name="T12">1</text:span></text:p><text:p text:style-name="P1">Stabilisation</text:p></draw:text-box></draw:frame><draw:frame draw:style-name="fr3" draw:name="Cadre16" text:anchor-type="paragraph" svg:x="4.3201in" svg:y="0.1in" svg:width="1.7728in" draw:z-index="35"><draw:text-box fo:min-height="0.5193in"><text:p text:style-name="P1">Module <text:span text:style-name="T12">3</text:span></text:p><text:p text:style-name="P3"><draw:custom-shape text:anchor-type="paragraph" draw:z-index="36" draw:style-name="gr8" draw:text-style-name="P34" svg:width="0.824in" svg:height="0.265in" draw:transform="rotate (-1.56398954271212) translate (0.939583333333333in 0.23333333333333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N<text:span text:style-name="T6">ew </text:span>Module <text:span text:style-name="T6">Caméra</text:span></text:p></draw:text-box></draw:frame><draw:frame draw:style-name="fr1" draw:name="Cadre17" text:anchor-type="paragraph" svg:x="2.3925in" svg:y="0.2008in" svg:width="1.8827in" draw:z-index="38"><draw:text-box fo:min-height="0.5047in"><text:p text:style-name="P1">Module <text:span text:style-name="T12">2</text:span></text:p><text:p text:style-name="P1">Direction</text:p></draw:text-box></draw:frame></text:p>
      <text:p text:style-name="P17"/>
      <text:p text:style-name="P17"><draw:custom-shape text:anchor-type="paragraph" draw:z-index="45" draw:style-name="gr3" draw:text-style-name="P34" svg:width="1.113in" svg:height="0.313in" draw:transform="rotate (-1.19328160958852) translate (3.56180555555556in 0.144444444444444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6" draw:style-name="gr3" draw:text-style-name="P34" svg:width="0.824in" svg:height="0.265in" draw:transform="rotate (-1.8462092827596) translate (1.58541666666667in 0.165277777777778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7" draw:style-name="gr3" draw:text-style-name="P34" svg:width="1.3949in" svg:height="0.313in" draw:transform="rotate (-0.966388806829261) translate (1.66458333333333in 0.0590277777777778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17"/>
      <text:p text:style-name="P17"/>
      <text:p text:style-name="P17"><draw:custom-shape text:anchor-type="paragraph" draw:z-index="41" draw:style-name="gr2" draw:text-style-name="P34" svg:width="1.1461in" svg:height="1.1461in" svg:x="0.7102in" svg:y="0.0634in"><text:p text:style-name="P34">Accéleromètr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style-name="gr2" draw:text-style-name="P34" svg:width="1.1461in" svg:height="1.1461in" svg:x="2.0244in" svg:y="0.3602in"><text:p text:style-name="P34">Gyroscop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style-name="gr10" draw:text-style-name="P34" svg:width="1.1461in" svg:height="1.1461in" svg:x="4.6445in" svg:y="0.0874in"><text:p text:style-name="P34">Caméra</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2" draw:text-style-name="P34" svg:width="1.1461in" svg:height="1.1461in" svg:x="3.3465in" svg:y="0.3508in"><text:p text:style-name="P34">Moteur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p text:style-name="P17"/>
      <text:p text:style-name="P17"/>
      <text:p text:style-name="P17"/>
      <text:p text:style-name="P17"/>
      <text:p text:style-name="P17"/>
      <text:p text:style-name="P17"/>
      <text:p text:style-name="P23">Les modules devront donc avoir plusieurs chose<text:span text:style-name="T37">s</text:span> en commun, par exemple :</text:p>
      <text:p text:style-name="P23"/>
      <text:p text:style-name="P23"><text:tab/>- Leurs entrées (parsera les données envoyé<text:span text:style-name="T37">e</text:span>s par le syst<text:span text:style-name="T38">è</text:span>me)</text:p>
      <text:p text:style-name="P23"><text:tab/>- Un ID unique</text:p>
      <text:p text:style-name="P23"><text:tab/>- Un panel de commandes prédeterminé<text:span text:style-name="T38">e</text:span>s de mani<text:span text:style-name="T39">è</text:span>re <text:span text:style-name="T23">à</text:span> ce que l'utilisateur sache quoi envoyer <text:span text:style-name="T23">pour chaque module</text:span>.</text:p>
      <text:p text:style-name="P23"><text:tab/>- Une liste de composants materiels à utilis<text:span text:style-name="T17">er</text:span> (de maniére <text:span text:style-name="T18">à</text:span> obtenir les acc<text:span text:style-name="T39">è</text:span>s par le syst<text:span text:style-name="T39">è</text:span>me)</text:p>
      <text:p text:style-name="P23"><text:tab/>- Une priorité? (En cas de probl<text:span text:style-name="T39">è</text:span>me, ne conserv<text:span text:style-name="T19">er</text:span> que les modules vitaux ?)</text:p>
      <text:p text:style-name="P23"><text:tab/>- <text:span text:style-name="T22">Une détection d'anomalies afin d'avertir le système qu'il y a un problème.</text:span></text:p>
      <text:p text:style-name="P23"><text:tab/>- <text:span text:style-name="T39">etc..</text:span></text:p>
      <text:p text:style-name="P23"/>
      <text:p text:style-name="P25"><text:tab/>Nous pourrons donc propos<text:span text:style-name="T39">er</text:span> une « interface » pour le d<text:span text:style-name="T39">é</text:span>veloppement des modules afin de facilit<text:span text:style-name="T39">er </text:span>la compatibilité module / syst<text:span text:style-name="T40">è</text:span>me.</text:p>
      <text:p text:style-name="P25"/>
      <text:p text:style-name="P24"><text:tab/>Pour bien comprendre le syst<text:span text:style-name="T41">è</text:span>me de distribution et le parsing effectué par le syst<text:span text:style-name="T42">è</text:span>me, voir le protocol<text:span text:style-name="T42">e</text:span> de communication. </text:p>
      <text:p text:style-name="P23"/>
      <text:p text:style-name="P23"><text:tab/>Tout cel<text:span text:style-name="T20">a</text:span> ne sont que des idées, si vous avez des trucs à rajouter / commenter / supprimer / … n'hésite<text:span text:style-name="T43">z</text:span>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argi-1.2b1" svg:font-family="Gargi-1.2b"/>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Frame_20_contents" style:display-name="Frame contents" style:family="paragraph" style:parent-style-name="Standard" style:class="extra"/>
    <style:style style:name="Text"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8T14:27:52.642105260</meta:creation-date>
    <dc:date>2013-12-29T19:36:21.400007105</dc:date>
    <meta:editing-duration>PT5H46M29S</meta:editing-duration>
    <meta:editing-cycles>71</meta:editing-cycles>
    <meta:generator>LibreOffice/4.1.3.2$Linux_X86_64 LibreOffice_project/410m0$Build-2</meta:generator>
    <meta:document-statistic meta:table-count="0" meta:image-count="0" meta:object-count="0" meta:page-count="3" meta:paragraph-count="58" meta:word-count="554" meta:character-count="3398" meta:non-whitespace-character-count="2883"/>
  </office:meta>
</office:document-meta>
</file>